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5])" office:value-type="currency" office:currency="JPY" office:value="8156">
            <text:p>￥8,156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758">
            <text:p>￥758</text:p>
          </table:table-cell>
          <table:table-cell table:style-name="ce12" office:value-type="string">
            <text:p>刺身,菓子,ｶｯﾌﾟ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577">
            <text:p>￥577</text:p>
          </table:table-cell>
          <table:table-cell table:style-name="ce12" office:value-type="string">
            <text:p>刺身,ﾕｰｸﾞﾚﾅ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14">
            <text:p>7月14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酎ハイ,駄菓子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15">
            <text:p>7月15日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6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2018/08/15</text:date>, <text:time>19:23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15T19:23:21</dc:date>
    <dc:creator>鈴木 豊樹</dc:creator>
    <meta:editing-duration>P1DT6H52M28S</meta:editing-duration>
    <meta:editing-cycles>165</meta:editing-cycles>
    <meta:generator>OpenOffice/4.1.5$Unix OpenOffice.org_project/415m1$Build-9789</meta:generator>
    <meta:document-statistic meta:table-count="8" meta:cell-count="982" meta:object-count="0"/>
  </office:meta>
</office:document-meta>
</file>